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 fo:font-weight="bold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2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2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2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2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2" draw:text-style-name="P1" svg:width="1.0598in" svg:height="0.1504in" svg:x="6.8382in" svg:y="0.8807in" draw:control="control44"/>
      <draw:control text:anchor-type="page" text:anchor-page-number="1" draw:z-index="42" draw:name="Shape 42" draw:style-name="gr2" draw:text-style-name="P1" svg:width="1.0598in" svg:height="0.1504in" svg:x="6.628in" svg:y="10.5866in" draw:control="control43"/>
      <draw:control text:anchor-type="page" text:anchor-page-number="1" draw:z-index="41" draw:name="Shape 40" draw:style-name="gr2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2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2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2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2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2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2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2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2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2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2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2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2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2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2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3" draw:text-style-name="P1" svg:width="1.0598in" svg:height="0.1504in" svg:x="1.3799in" svg:y="1.9402in" draw:control="control2"/>
      <draw:control text:anchor-type="page" text:anchor-page-number="1" draw:z-index="0" draw:name="Shape1" draw:style-name="gr3" draw:text-style-name="P2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8T02:38:49.355401460</dc:date>
    <meta:editing-duration>PT6H34M18S</meta:editing-duration>
    <meta:editing-cycles>10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